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Utils.newInstance( String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s.invokeConstructor( String className , Object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Utils.getInterface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forName( String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s.isAbstract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getAncestorClas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Utils.getNestedProperty( Object object , String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flectionUtils.newInstance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.setNestedProperty( Object object , String field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.getBeanClass(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s.isProxy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implementsInterface( Class clazz , Class interface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onUtils.getPropertyType( Object object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setClassLoader( ClassLoader new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getDefaultImplementation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